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Standard">
      <style:paragraph-properties fo:margin-top="0cm" fo:margin-bottom="0.499cm"/>
      <style:text-properties fo:font-weight="normal" style:font-weight-asian="normal" style:font-weight-complex="normal"/>
    </style:style>
    <style:style style:name="P3" style:family="paragraph" style:parent-style-name="Standard">
      <style:paragraph-properties fo:margin-top="0cm" fo:margin-bottom="0.499cm"/>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00/805</text:p>
      <text:p text:style-name="P2">Supermarket Grazing</text:p>
      <text:p text:style-name="P2">Nearly everyone who uses supermarkets has seen people eating food for which they haven't paid – often items sold by weight that they couldn't be planning to pay for because they have no idea what the item weighs, such as a single strawberry. While anecdotal evidence leaves no doubt this behavior is widespread, it's difficult to specify the associated financial cost because most people aren't caught and even when they are, it's hard to justify prosecution to recover the cost of 8 yogurt-covered peanuts. Although no single instance of <text:s/>grazing is a significant financial loss for a supermarket, the combined cost of many instances can be large. Research by the Food Marketing Institute suggests that 'theft by consumption' is a meaningful percentage of the losses experienced by supermarkets. </text:p>
      <text:p text:style-name="P2">Historically, the approach to this problem has involved surveillance and the threat of punishment. As entertaining as a supermarket Panopticon might be (US Patent 2823424), this method is clearly not the answer, since it's very expensive and has failed to deter grazers. Recent research in behavioral economics (Mazar et al., 2008) suggests an alternative. According to this article and the research discussed therein, it's a mistake to think the grazers are conscienceless hoodlums who steal after performing cost-benefit analyses that ignore punishments in favor of the deliciousness of bulk-bin candy. Instead, the grazers probably think of themselves as honest, good people, and they want to maintain that self-concept. They do this by telling themselves a story in which grazing is unproblematic. This story has two interconnected parts: they categorize the action as morally acceptable and they fail to evaluate it against their own moral standards. </text:p>
      <text:p text:style-name="P2">Mazar et al.'s <text:s/>notion of 'categorization malleability' helps explain grazers' rationalization that grazing is somehow different from stealing, even though the end result is clearly stealing when considered from the supermarket's perspective. '<text:span text:style-name="T2">Medium Maximization'</text:span><text:span text:style-name="T1"> </text:span><text:span text:style-name="T2">by </text:span>Hsee et al. (<text:span text:style-name="T1">J Consumer Research</text:span>, 2003) suggests a starting point for this rationalization: the research described in Hsee's paper indicates that grazers would be less willing to steal the monetary equivalent of the food they eat. The food provides a 'medium' through which grazers can redescribe and neutralize their actions. Stealing a small amount of food is inherently a malleable action because there's significant room for justification and downplaying, so our efforts shouldn't focus on trying to stop recategorization. </text:p>
      <text:p text:style-name="P2">In the case of grazing, the problem clearly goes further than medium-based recategorization: if it were just that food is less 'morally volatile' than its monetary equivalent, it wouldn't matter whether a grazer ate the food in the store or pocketed it to eat at home later. However, even though many grazers find it acceptable to eat food in the store, they acknowledge that sneaking food out of the store is stealing. This suggests that they recognize the root of the problem with grazing, and Mazar et al.'s research indicates that we can use their recognition to help grazers stop themselves</text:p>
      <text:p text:style-name="P2">Mazar et al.'s cheating experiments demonstrate that people like the grazers, who know their action is fundamentally dishonest, can be redirected toward honest action by directing their attention to their internal standards. It's these standards – not cost-benefit analyses – that are the deciding factor in acts of low-level dishonesty like supermarket grazing. In their experiments, Mazar et al. achieved this end by providing an exercise in which participants were asked to recall the Ten Commandments. Although we can't make people recite the Ten Commandments before entering the produce section, Mazar et al.'s experiments indicate that we can reduce dishonest action by exposing people to a moral reminder when they're tempted to behave dishonestly. These experiments also suggest that the 'moral reminder' can be fairly small and need not be related to the behavior it's supposed to prevent. </text:p>
      <text:p text:style-name="P2"><text:soft-page-break/>To be maximally effective, the moral reminder should be tailored to the supermarket's design and demographic sector, but many general possibilities suggest themselves. For example, the lids of bulk food bins could be printed with with cues such as 'What was the last good deed you did?' or 'Have you been kind to someone today?' Similar messages could be printed on produce bags, or perhaps incorporated into murals in the store. The point of these messages is to remind people of their behavioral and moral goals for their ideal selves, and thereby get them to be more aware (and less tolerant) of the dishonesty involved in grazing. These messages may sound a bit optimistic or lightweight when compared with stern signs shouting 'EVERYONE pays for shoplifting!' Nonetheless, this approach may prove to be more effective. </text:p>
      <text:p text:style-name="P2"/>
      <text:p text:style-name="P2"/>
      <text:p text:style-name="P2"/>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6T16:05:59.20</meta:creation-date>
    <meta:generator>OpenOffice.org/3.4$Win32 OpenOffice.org_project/340m1$Build-9590</meta:generator>
    <dc:date>2013-04-17T10:55:49.56</dc:date>
    <meta:editing-duration>PT4H20M2S</meta:editing-duration>
    <meta:editing-cycles>22</meta:editing-cycles>
    <meta:document-statistic meta:table-count="0" meta:image-count="0" meta:object-count="0" meta:page-count="2" meta:paragraph-count="8" meta:word-count="765" meta:character-count="4892"/>
  </office:meta>
</office:document-meta>
</file>